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1.2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6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6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2 年 8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1200" calcext:value-type="float">
            <text:p><text:s text:c="3"/>101,20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9218" calcext:value-type="float">
            <text:p><text:s text:c="3"/>9,218</text:p>
          </table:table-cell>
          <table:table-cell table:style-name="ce36" office:value-type="float" office:value="7785" calcext:value-type="float">
            <text:p><text:s text:c="3"/>7,785</text:p>
          </table:table-cell>
          <table:table-cell table:style-name="ce36" office:value-type="float" office:value="3714" calcext:value-type="float">
            <text:p><text:s text:c="3"/>3,714</text:p>
          </table:table-cell>
          <table:table-cell table:style-name="ce36" office:value-type="float" office:value="2323" calcext:value-type="float">
            <text:p><text:s text:c="3"/>2,323</text:p>
          </table:table-cell>
          <table:table-cell table:style-name="ce36" office:value-type="float" office:value="3678" calcext:value-type="float">
            <text:p><text:s text:c="3"/>3,678</text:p>
          </table:table-cell>
          <table:table-cell table:style-name="ce36" office:value-type="float" office:value="11632" calcext:value-type="float">
            <text:p><text:s text:c="3"/>11,632</text:p>
          </table:table-cell>
          <table:table-cell table:style-name="ce36" office:value-type="float" office:value="300" calcext:value-type="float">
            <text:p><text:s text:c="3"/>300</text:p>
          </table:table-cell>
          <table:table-cell table:style-name="ce38" office:value-type="float" office:value="2" calcext:value-type="float">
            <text:p>2</text:p>
          </table:table-cell>
          <table:table-cell table:style-name="ce36" office:value-type="float" office:value="7450" calcext:value-type="float">
            <text:p><text:s text:c="3"/>7,450</text:p>
          </table:table-cell>
          <table:table-cell table:style-name="ce36" office:value-type="float" office:value="49881" calcext:value-type="float">
            <text:p><text:s text:c="3"/>49,881</text:p>
          </table:table-cell>
          <table:table-cell table:style-name="ce36" office:value-type="float" office:value="2228" calcext:value-type="float">
            <text:p><text:s text:c="3"/>2,228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00118" calcext:value-type="float">
            <text:p><text:s text:c="3"/>100,118</text:p>
          </table:table-cell>
          <table:table-cell table:style-name="ce36" office:value-type="float" office:value="4070" calcext:value-type="float">
            <text:p><text:s text:c="3"/>4,070</text:p>
          </table:table-cell>
          <table:table-cell table:style-name="ce36" office:value-type="float" office:value="9818" calcext:value-type="float">
            <text:p><text:s text:c="3"/>9,818</text:p>
          </table:table-cell>
          <table:table-cell table:style-name="ce36" office:value-type="float" office:value="6707" calcext:value-type="float">
            <text:p><text:s text:c="3"/>6,707</text:p>
          </table:table-cell>
          <table:table-cell table:style-name="ce36" office:value-type="float" office:value="4368" calcext:value-type="float">
            <text:p><text:s text:c="3"/>4,368</text:p>
          </table:table-cell>
          <table:table-cell table:style-name="ce36" office:value-type="float" office:value="2291" calcext:value-type="float">
            <text:p><text:s text:c="3"/>2,291</text:p>
          </table:table-cell>
          <table:table-cell table:style-name="ce36" office:value-type="float" office:value="3495" calcext:value-type="float">
            <text:p><text:s text:c="3"/>3,495</text:p>
          </table:table-cell>
          <table:table-cell table:style-name="ce36" office:value-type="float" office:value="11054" calcext:value-type="float">
            <text:p><text:s text:c="3"/>11,054</text:p>
          </table:table-cell>
          <table:table-cell table:style-name="ce36" office:value-type="float" office:value="915" calcext:value-type="float">
            <text:p><text:s text:c="3"/>91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7455" calcext:value-type="float">
            <text:p><text:s text:c="3"/>7,455</text:p>
          </table:table-cell>
          <table:table-cell table:style-name="ce36" office:value-type="float" office:value="49880" calcext:value-type="float">
            <text:p><text:s text:c="3"/>49,880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57" office:value-type="float" office:value="1082" calcext:value-type="float">
            <text:p>1,082</text:p>
          </table:table-cell>
          <table:table-cell table:style-name="ce74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6832" calcext:value-type="float">
            <text:p><text:s text:c="3"/>46,832</text:p>
          </table:table-cell>
          <table:table-cell table:style-name="ce36" office:value-type="float" office:value="1419" calcext:value-type="float">
            <text:p><text:s text:c="3"/>1,419</text:p>
          </table:table-cell>
          <table:table-cell table:style-name="ce36" office:value-type="float" office:value="4430" calcext:value-type="float">
            <text:p><text:s text:c="3"/>4,430</text:p>
          </table:table-cell>
          <table:table-cell table:style-name="ce36" office:value-type="float" office:value="3695" calcext:value-type="float">
            <text:p><text:s text:c="3"/>3,695</text:p>
          </table:table-cell>
          <table:table-cell table:style-name="ce36" office:value-type="float" office:value="1703" calcext:value-type="float">
            <text:p><text:s text:c="3"/>1,703</text:p>
          </table:table-cell>
          <table:table-cell table:style-name="ce36" office:value-type="float" office:value="1102" calcext:value-type="float">
            <text:p><text:s text:c="3"/>1,102</text:p>
          </table:table-cell>
          <table:table-cell table:style-name="ce36" office:value-type="float" office:value="1816" calcext:value-type="float">
            <text:p><text:s text:c="3"/>1,816</text:p>
          </table:table-cell>
          <table:table-cell table:style-name="ce36" office:value-type="float" office:value="5604" calcext:value-type="float">
            <text:p><text:s text:c="3"/>5,604</text:p>
          </table:table-cell>
          <table:table-cell table:style-name="ce36" office:value-type="float" office:value="173" calcext:value-type="float">
            <text:p><text:s text:c="3"/>173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487" calcext:value-type="float">
            <text:p><text:s text:c="3"/>3,487</text:p>
          </table:table-cell>
          <table:table-cell table:style-name="ce36" office:value-type="float" office:value="22830" calcext:value-type="float">
            <text:p><text:s text:c="3"/>22,830</text:p>
          </table:table-cell>
          <table:table-cell table:style-name="ce36" office:value-type="float" office:value="557" calcext:value-type="float">
            <text:p><text:s text:c="3"/>557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46698" calcext:value-type="float">
            <text:p><text:s text:c="3"/>46,698</text:p>
          </table:table-cell>
          <table:table-cell table:style-name="ce36" office:value-type="float" office:value="1825" calcext:value-type="float">
            <text:p><text:s text:c="3"/>1,825</text:p>
          </table:table-cell>
          <table:table-cell table:style-name="ce36" office:value-type="float" office:value="4654" calcext:value-type="float">
            <text:p><text:s text:c="3"/>4,654</text:p>
          </table:table-cell>
          <table:table-cell table:style-name="ce36" office:value-type="float" office:value="3073" calcext:value-type="float">
            <text:p><text:s text:c="3"/>3,073</text:p>
          </table:table-cell>
          <table:table-cell table:style-name="ce36" office:value-type="float" office:value="2028" calcext:value-type="float">
            <text:p><text:s text:c="3"/>2,028</text:p>
          </table:table-cell>
          <table:table-cell table:style-name="ce36" office:value-type="float" office:value="1121" calcext:value-type="float">
            <text:p><text:s text:c="3"/>1,121</text:p>
          </table:table-cell>
          <table:table-cell table:style-name="ce36" office:value-type="float" office:value="1689" calcext:value-type="float">
            <text:p><text:s text:c="3"/>1,689</text:p>
          </table:table-cell>
          <table:table-cell table:style-name="ce36" office:value-type="float" office:value="5458" calcext:value-type="float">
            <text:p><text:s text:c="3"/>5,458</text:p>
          </table:table-cell>
          <table:table-cell table:style-name="ce36" office:value-type="float" office:value="498" calcext:value-type="float">
            <text:p><text:s text:c="3"/>49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489" calcext:value-type="float">
            <text:p><text:s text:c="3"/>3,489</text:p>
          </table:table-cell>
          <table:table-cell table:style-name="ce36" office:value-type="float" office:value="22829" calcext:value-type="float">
            <text:p><text:s text:c="3"/>22,829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58" office:value-type="float" office:value="134" calcext:value-type="float">
            <text:p>134</text:p>
          </table:table-cell>
          <table:table-cell table:style-name="ce7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4368" calcext:value-type="float">
            <text:p><text:s text:c="3"/>54,368</text:p>
          </table:table-cell>
          <table:table-cell table:style-name="ce37" office:value-type="float" office:value="1546" calcext:value-type="float">
            <text:p><text:s text:c="3"/>1,546</text:p>
          </table:table-cell>
          <table:table-cell table:style-name="ce37" office:value-type="float" office:value="4788" calcext:value-type="float">
            <text:p><text:s text:c="3"/>4,788</text:p>
          </table:table-cell>
          <table:table-cell table:style-name="ce37" office:value-type="float" office:value="4090" calcext:value-type="float">
            <text:p><text:s text:c="3"/>4,090</text:p>
          </table:table-cell>
          <table:table-cell table:style-name="ce37" office:value-type="float" office:value="2011" calcext:value-type="float">
            <text:p><text:s text:c="3"/>2,011</text:p>
          </table:table-cell>
          <table:table-cell table:style-name="ce37" office:value-type="float" office:value="1221" calcext:value-type="float">
            <text:p><text:s text:c="3"/>1,221</text:p>
          </table:table-cell>
          <table:table-cell table:style-name="ce37" office:value-type="float" office:value="1862" calcext:value-type="float">
            <text:p><text:s text:c="3"/>1,862</text:p>
          </table:table-cell>
          <table:table-cell table:style-name="ce37" office:value-type="float" office:value="6028" calcext:value-type="float">
            <text:p><text:s text:c="3"/>6,028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3963" calcext:value-type="float">
            <text:p><text:s text:c="3"/>3,963</text:p>
          </table:table-cell>
          <table:table-cell table:style-name="ce37" office:value-type="float" office:value="27051" calcext:value-type="float">
            <text:p><text:s text:c="3"/>27,051</text:p>
          </table:table-cell>
          <table:table-cell table:style-name="ce37" office:value-type="float" office:value="1671" calcext:value-type="float">
            <text:p><text:s text:c="3"/>1,67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3420" calcext:value-type="float">
            <text:p><text:s text:c="3"/>53,420</text:p>
          </table:table-cell>
          <table:table-cell table:style-name="ce37" office:value-type="float" office:value="2245" calcext:value-type="float">
            <text:p><text:s text:c="3"/>2,245</text:p>
          </table:table-cell>
          <table:table-cell table:style-name="ce37" office:value-type="float" office:value="5164" calcext:value-type="float">
            <text:p><text:s text:c="3"/>5,164</text:p>
          </table:table-cell>
          <table:table-cell table:style-name="ce37" office:value-type="float" office:value="3634" calcext:value-type="float">
            <text:p><text:s text:c="3"/>3,634</text:p>
          </table:table-cell>
          <table:table-cell table:style-name="ce37" office:value-type="float" office:value="2340" calcext:value-type="float">
            <text:p><text:s text:c="3"/>2,340</text:p>
          </table:table-cell>
          <table:table-cell table:style-name="ce37" office:value-type="float" office:value="1170" calcext:value-type="float">
            <text:p><text:s text:c="3"/>1,170</text:p>
          </table:table-cell>
          <table:table-cell table:style-name="ce37" office:value-type="float" office:value="1806" calcext:value-type="float">
            <text:p><text:s text:c="3"/>1,806</text:p>
          </table:table-cell>
          <table:table-cell table:style-name="ce37" office:value-type="float" office:value="5596" calcext:value-type="float">
            <text:p><text:s text:c="3"/>5,596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966" calcext:value-type="float">
            <text:p><text:s text:c="3"/>3,966</text:p>
          </table:table-cell>
          <table:table-cell table:style-name="ce37" office:value-type="float" office:value="27051" calcext:value-type="float">
            <text:p><text:s text:c="3"/>27,05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9" office:value-type="float" office:value="948" calcext:value-type="float">
            <text:p>948</text:p>
          </table:table-cell>
          <table:table-cell table:style-name="ce7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8205" calcext:value-type="float">
            <text:p>18,205</text:p>
          </table:table-cell>
          <table:table-cell table:style-name="ce38" office:value-type="float" office:value="650" calcext:value-type="float">
            <text:p>6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13" calcext:value-type="float">
            <text:p>4,813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435" calcext:value-type="float">
            <text:p>435</text:p>
          </table:table-cell>
          <table:table-cell table:style-name="ce38" office:value-type="float" office:value="3751" calcext:value-type="float">
            <text:p>3,751</text:p>
          </table:table-cell>
          <table:table-cell table:style-name="ce38" office:value-type="float" office:value="80" calcext:value-type="float">
            <text:p>8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56" calcext:value-type="float">
            <text:p>7,256</text:p>
          </table:table-cell>
          <table:table-cell table:style-name="ce38" office:value-type="float" office:value="474" calcext:value-type="float">
            <text:p>47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7300" calcext:value-type="float">
            <text:p>17,300</text:p>
          </table:table-cell>
          <table:table-cell table:style-name="ce38" office:value-type="float" office:value="820" calcext:value-type="float">
            <text:p>82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4081" calcext:value-type="float">
            <text:p>4,081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255" calcext:value-type="float">
            <text:p>7,25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60" office:value-type="float" office:value="905" calcext:value-type="float">
            <text:p>905</text:p>
          </table:table-cell>
          <table:table-cell table:style-name="ce74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493" calcext:value-type="float">
            <text:p>8,493</text:p>
          </table:table-cell>
          <table:table-cell table:style-name="ce39" office:value-type="float" office:value="319" calcext:value-type="float">
            <text:p>31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51" calcext:value-type="float">
            <text:p>2,251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822" calcext:value-type="float">
            <text:p>1,822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71" calcext:value-type="float">
            <text:p>3,371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8163" calcext:value-type="float">
            <text:p>8,163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09" calcext:value-type="float">
            <text:p>1,709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2026" calcext:value-type="float">
            <text:p>2,026</text:p>
          </table:table-cell>
          <table:table-cell table:style-name="ce39" office:value-type="float" office:value="138" calcext:value-type="float">
            <text:p>13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70" calcext:value-type="float">
            <text:p>3,37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330" calcext:value-type="float">
            <text:p>330</text:p>
          </table:table-cell>
          <table:table-cell table:style-name="ce7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9712" calcext:value-type="float">
            <text:p>9,712</text:p>
          </table:table-cell>
          <table:table-cell table:style-name="ce40" office:value-type="float" office:value="331" calcext:value-type="float">
            <text:p>33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85" calcext:value-type="float">
            <text:p>3,885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9137" calcext:value-type="float">
            <text:p>9,137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112" calcext:value-type="float">
            <text:p>1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885" calcext:value-type="float">
            <text:p>3,885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575" calcext:value-type="float">
            <text:p>575</text:p>
          </table:table-cell>
          <table:table-cell table:style-name="ce7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695" calcext:value-type="float">
            <text:p>13,695</text:p>
          </table:table-cell>
          <table:table-cell table:style-name="ce38" office:value-type="float" office:value="913" calcext:value-type="float">
            <text:p>913</text:p>
          </table:table-cell>
          <table:table-cell table:style-name="ce38" office:value-type="float" office:value="3702" calcext:value-type="float">
            <text:p>3,7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2039" calcext:value-type="float">
            <text:p>2,039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47" calcext:value-type="float">
            <text:p>5,647</text:p>
          </table:table-cell>
          <table:table-cell table:style-name="ce38" office:value-type="float" office:value="421" calcext:value-type="float">
            <text:p>42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851" calcext:value-type="float">
            <text:p>14,851</text:p>
          </table:table-cell>
          <table:table-cell table:style-name="ce38" office:value-type="float" office:value="1396" calcext:value-type="float">
            <text:p>1,396</text:p>
          </table:table-cell>
          <table:table-cell table:style-name="ce38" office:value-type="float" office:value="4813" calcext:value-type="float">
            <text:p>4,81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2049" calcext:value-type="float">
            <text:p>2,049</text:p>
          </table:table-cell>
          <table:table-cell table:style-name="ce38" office:value-type="float" office:value="96" calcext:value-type="float">
            <text:p>9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647" calcext:value-type="float">
            <text:p>5,64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" calcext:value-type="float">
            <text:p>2</text:p>
          </table:table-cell>
          <table:table-cell table:style-name="ce63" office:value-type="float" office:value="-1156" calcext:value-type="float">
            <text:p>－ 1,156</text:p>
          </table:table-cell>
          <table:table-cell table:style-name="ce74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265" calcext:value-type="float">
            <text:p>6,265</text:p>
          </table:table-cell>
          <table:table-cell table:style-name="ce39" office:value-type="float" office:value="452" calcext:value-type="float">
            <text:p>452</text:p>
          </table:table-cell>
          <table:table-cell table:style-name="ce39" office:value-type="float" office:value="1709" calcext:value-type="float">
            <text:p>1,7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79" calcext:value-type="float">
            <text:p>2,579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889" calcext:value-type="float">
            <text:p>6,889</text:p>
          </table:table-cell>
          <table:table-cell table:style-name="ce39" office:value-type="float" office:value="599" calcext:value-type="float">
            <text:p>599</text:p>
          </table:table-cell>
          <table:table-cell table:style-name="ce39" office:value-type="float" office:value="2251" calcext:value-type="float">
            <text:p>2,25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012" calcext:value-type="float">
            <text:p>1,012</text:p>
          </table:table-cell>
          <table:table-cell table:style-name="ce39" office:value-type="float" office:value="48" calcext:value-type="float">
            <text:p>4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579" calcext:value-type="float">
            <text:p>2,579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64" office:value-type="float" office:value="-624" calcext:value-type="float">
            <text:p>－ <text:s/>624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430" calcext:value-type="float">
            <text:p>7,430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266" calcext:value-type="float">
            <text:p>26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962" calcext:value-type="float">
            <text:p>7,962</text:p>
          </table:table-cell>
          <table:table-cell table:style-name="ce40" office:value-type="float" office:value="797" calcext:value-type="float">
            <text:p>797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068" calcext:value-type="float">
            <text:p>3,06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64" office:value-type="float" office:value="-532" calcext:value-type="float">
            <text:p>－ <text:s/>532</text:p>
          </table:table-cell>
          <table:table-cell table:style-name="ce7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945" calcext:value-type="float">
            <text:p>12,945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581" calcext:value-type="float">
            <text:p>581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372" calcext:value-type="float">
            <text:p>372</text:p>
          </table:table-cell>
          <table:table-cell table:style-name="ce38" office:value-type="float" office:value="2756" calcext:value-type="float">
            <text:p>2,756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57" calcext:value-type="float">
            <text:p>8,057</text:p>
          </table:table-cell>
          <table:table-cell table:style-name="ce38" office:value-type="float" office:value="218" calcext:value-type="float">
            <text:p>21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2160" calcext:value-type="float">
            <text:p>12,160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402" calcext:value-type="float">
            <text:p>4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2269" calcext:value-type="float">
            <text:p>2,269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057" calcext:value-type="float">
            <text:p>8,057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60" office:value-type="float" office:value="785" calcext:value-type="float">
            <text:p>785</text:p>
          </table:table-cell>
          <table:table-cell table:style-name="ce74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792" calcext:value-type="float">
            <text:p>5,792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268" calcext:value-type="float">
            <text:p>268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1286" calcext:value-type="float">
            <text:p>1,286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78" calcext:value-type="float">
            <text:p>3,578</text:p>
          </table:table-cell>
          <table:table-cell table:style-name="ce39" office:value-type="float" office:value="59" calcext:value-type="float">
            <text:p>5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449" calcext:value-type="float">
            <text:p>5,449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208" calcext:value-type="float">
            <text:p>208</text:p>
          </table:table-cell>
          <table:table-cell table:style-name="ce39" office:value-type="float" office:value="166" calcext:value-type="float">
            <text:p>16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1071" calcext:value-type="float">
            <text:p>1,071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578" calcext:value-type="float">
            <text:p>3,578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61" office:value-type="float" office:value="343" calcext:value-type="float">
            <text:p>343</text:p>
          </table:table-cell>
          <table:table-cell table:style-name="ce7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153" calcext:value-type="float">
            <text:p>7,153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79" calcext:value-type="float">
            <text:p>4,479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711" calcext:value-type="float">
            <text:p>6,711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254" calcext:value-type="float">
            <text:p>254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79" calcext:value-type="float">
            <text:p>4,47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442" calcext:value-type="float">
            <text:p>442</text:p>
          </table:table-cell>
          <table:table-cell table:style-name="ce7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6963" calcext:value-type="float">
            <text:p>6,963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909" calcext:value-type="float">
            <text:p>909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458" calcext:value-type="float">
            <text:p>4,458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73" calcext:value-type="float">
            <text:p>6,973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458" calcext:value-type="float">
            <text:p>4,4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65" office:value-type="float" office:value="-10" calcext:value-type="float">
            <text:p>－ <text:s text:c="2"/>10</text:p>
          </table:table-cell>
          <table:table-cell table:style-name="ce74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201" calcext:value-type="float">
            <text:p>3,201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12" calcext:value-type="float">
            <text:p>2,012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10" calcext:value-type="float">
            <text:p>3,210</text:p>
          </table:table-cell>
          <table:table-cell table:style-name="ce39" office:value-type="float" office:value="95" calcext:value-type="float">
            <text:p>95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12" calcext:value-type="float">
            <text:p>2,0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6" office:value-type="float" office:value="-9" calcext:value-type="float">
            <text:p>－ <text:s text:c="4"/>9</text:p>
          </table:table-cell>
          <table:table-cell table:style-name="ce7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762" calcext:value-type="float">
            <text:p>3,762</text:p>
          </table:table-cell>
          <table:table-cell table:style-name="ce40" office:value-type="float" office:value="74" calcext:value-type="float">
            <text:p>74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94" calcext:value-type="float">
            <text:p>94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763" calcext:value-type="float">
            <text:p>3,763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6" office:value-type="float" office:value="-1" calcext:value-type="float">
            <text:p>－ <text:s text:c="4"/>1</text:p>
          </table:table-cell>
          <table:table-cell table:style-name="ce7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621" calcext:value-type="float">
            <text:p>12,621</text:p>
          </table:table-cell>
          <table:table-cell table:style-name="ce38" office:value-type="float" office:value="261" calcext:value-type="float">
            <text:p>261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289" calcext:value-type="float">
            <text:p>289</text:p>
          </table:table-cell>
          <table:table-cell table:style-name="ce38" office:value-type="float" office:value="686" calcext:value-type="float">
            <text:p>6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54" calcext:value-type="float">
            <text:p>1,854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672" calcext:value-type="float">
            <text:p>8,672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680" calcext:value-type="float">
            <text:p>12,680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434" calcext:value-type="float">
            <text:p>434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372" calcext:value-type="float">
            <text:p>372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97" calcext:value-type="float">
            <text:p>1,697</text:p>
          </table:table-cell>
          <table:table-cell table:style-name="ce38" office:value-type="float" office:value="103" calcext:value-type="float">
            <text:p>10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672" calcext:value-type="float">
            <text:p>8,67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7" office:value-type="float" office:value="-59" calcext:value-type="float">
            <text:p>－ <text:s text:c="2"/>59</text:p>
          </table:table-cell>
          <table:table-cell table:style-name="ce74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848" calcext:value-type="float">
            <text:p>5,848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129" calcext:value-type="float">
            <text:p>129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89" calcext:value-type="float">
            <text:p>3,989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955" calcext:value-type="float">
            <text:p>5,955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99" calcext:value-type="float">
            <text:p>199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359" calcext:value-type="float">
            <text:p>35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79" calcext:value-type="float">
            <text:p>879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989" calcext:value-type="float">
            <text:p>3,98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63" office:value-type="float" office:value="-107" calcext:value-type="float">
            <text:p>－ 107</text:p>
          </table:table-cell>
          <table:table-cell table:style-name="ce74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773" calcext:value-type="float">
            <text:p>6,773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60" calcext:value-type="float">
            <text:p>160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83" calcext:value-type="float">
            <text:p>4,683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725" calcext:value-type="float">
            <text:p>6,725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83" calcext:value-type="float">
            <text:p>4,68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48" calcext:value-type="float">
            <text:p>48</text:p>
          </table:table-cell>
          <table:table-cell table:style-name="ce7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5645" calcext:value-type="float">
            <text:p>35,645</text:p>
          </table:table-cell>
          <table:table-cell table:style-name="ce38" office:value-type="float" office:value="723" calcext:value-type="float">
            <text:p>723</text:p>
          </table:table-cell>
          <table:table-cell table:style-name="ce38" office:value-type="float" office:value="4081" calcext:value-type="float">
            <text:p>4,081</text:p>
          </table:table-cell>
          <table:table-cell table:style-name="ce38" office:value-type="float" office:value="2049" calcext:value-type="float">
            <text:p>2,049</text:p>
          </table:table-cell>
          <table:table-cell table:style-name="ce38" office:value-type="float" office:value="2269" calcext:value-type="float">
            <text:p>2,269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1697" calcext:value-type="float">
            <text:p>1,6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450" calcext:value-type="float">
            <text:p>7,450</text:p>
          </table:table-cell>
          <table:table-cell table:style-name="ce38" office:value-type="float" office:value="15601" calcext:value-type="float">
            <text:p>15,601</text:p>
          </table:table-cell>
          <table:table-cell table:style-name="ce38" office:value-type="float" office:value="805" calcext:value-type="float">
            <text:p>80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5657" calcext:value-type="float">
            <text:p>35,657</text:p>
          </table:table-cell>
          <table:table-cell table:style-name="ce38" office:value-type="float" office:value="952" calcext:value-type="float">
            <text:p>952</text:p>
          </table:table-cell>
          <table:table-cell table:style-name="ce38" office:value-type="float" office:value="3750" calcext:value-type="float">
            <text:p>3,750</text:p>
          </table:table-cell>
          <table:table-cell table:style-name="ce38" office:value-type="float" office:value="2039" calcext:value-type="float">
            <text:p>2,039</text:p>
          </table:table-cell>
          <table:table-cell table:style-name="ce38" office:value-type="float" office:value="2756" calcext:value-type="float">
            <text:p>2,756</text:p>
          </table:table-cell>
          <table:table-cell table:style-name="ce38" office:value-type="float" office:value="909" calcext:value-type="float">
            <text:p>909</text:p>
          </table:table-cell>
          <table:table-cell table:style-name="ce38" office:value-type="float" office:value="1854" calcext:value-type="float">
            <text:p>1,85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23" calcext:value-type="float">
            <text:p>32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55" calcext:value-type="float">
            <text:p>7,455</text:p>
          </table:table-cell>
          <table:table-cell table:style-name="ce38" office:value-type="float" office:value="15601" calcext:value-type="float">
            <text:p>15,60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" calcext:value-type="float">
            <text:p>11</text:p>
          </table:table-cell>
          <table:table-cell table:style-name="ce65" office:value-type="float" office:value="-12" calcext:value-type="float">
            <text:p>－ <text:s text:c="2"/>12</text:p>
          </table:table-cell>
          <table:table-cell table:style-name="ce74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6626" calcext:value-type="float">
            <text:p>16,626</text:p>
          </table:table-cell>
          <table:table-cell table:style-name="ce39" office:value-type="float" office:value="347" calcext:value-type="float">
            <text:p>347</text:p>
          </table:table-cell>
          <table:table-cell table:style-name="ce39" office:value-type="float" office:value="2026" calcext:value-type="float">
            <text:p>2,026</text:p>
          </table:table-cell>
          <table:table-cell table:style-name="ce39" office:value-type="float" office:value="1012" calcext:value-type="float">
            <text:p>1,012</text:p>
          </table:table-cell>
          <table:table-cell table:style-name="ce39" office:value-type="float" office:value="1071" calcext:value-type="float">
            <text:p>1,071</text:p>
          </table:table-cell>
          <table:table-cell table:style-name="ce39" office:value-type="float" office:value="403" calcext:value-type="float">
            <text:p>403</text:p>
          </table:table-cell>
          <table:table-cell table:style-name="ce39" office:value-type="float" office:value="879" calcext:value-type="float">
            <text:p>87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487" calcext:value-type="float">
            <text:p>3,487</text:p>
          </table:table-cell>
          <table:table-cell table:style-name="ce39" office:value-type="float" office:value="7197" calcext:value-type="float">
            <text:p>7,197</text:p>
          </table:table-cell>
          <table:table-cell table:style-name="ce39" office:value-type="float" office:value="131" calcext:value-type="float">
            <text:p>13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6748" calcext:value-type="float">
            <text:p>16,748</text:p>
          </table:table-cell>
          <table:table-cell table:style-name="ce39" office:value-type="float" office:value="453" calcext:value-type="float">
            <text:p>453</text:p>
          </table:table-cell>
          <table:table-cell table:style-name="ce39" office:value-type="float" office:value="1821" calcext:value-type="float">
            <text:p>1,821</text:p>
          </table:table-cell>
          <table:table-cell table:style-name="ce39" office:value-type="float" office:value="941" calcext:value-type="float">
            <text:p>941</text:p>
          </table:table-cell>
          <table:table-cell table:style-name="ce39" office:value-type="float" office:value="1286" calcext:value-type="float">
            <text:p>1,286</text:p>
          </table:table-cell>
          <table:table-cell table:style-name="ce39" office:value-type="float" office:value="454" calcext:value-type="float">
            <text:p>454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89" calcext:value-type="float">
            <text:p>3,489</text:p>
          </table:table-cell>
          <table:table-cell table:style-name="ce39" office:value-type="float" office:value="7197" calcext:value-type="float">
            <text:p>7,19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63" office:value-type="float" office:value="-122" calcext:value-type="float">
            <text:p>－ 122</text:p>
          </table:table-cell>
          <table:table-cell table:style-name="ce7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9019" calcext:value-type="float">
            <text:p>19,019</text:p>
          </table:table-cell>
          <table:table-cell table:style-name="ce40" office:value-type="float" office:value="376" calcext:value-type="float">
            <text:p>376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818" calcext:value-type="float">
            <text:p>8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963" calcext:value-type="float">
            <text:p>3,963</text:p>
          </table:table-cell>
          <table:table-cell table:style-name="ce40" office:value-type="float" office:value="8404" calcext:value-type="float">
            <text:p>8,404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909" calcext:value-type="float">
            <text:p>18,909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1929" calcext:value-type="float">
            <text:p>1,929</text:p>
          </table:table-cell>
          <table:table-cell table:style-name="ce40" office:value-type="float" office:value="1098" calcext:value-type="float">
            <text:p>1,098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455" calcext:value-type="float">
            <text:p>455</text:p>
          </table:table-cell>
          <table:table-cell table:style-name="ce40" office:value-type="float" office:value="943" calcext:value-type="float">
            <text:p>9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3" calcext:value-type="float">
            <text:p>13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0" office:value-type="float" office:value="8404" calcext:value-type="float">
            <text:p>8,40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7" calcext:value-type="float">
            <text:p>7</text:p>
          </table:table-cell>
          <table:table-cell table:style-name="ce62" office:value-type="float" office:value="110" calcext:value-type="float">
            <text:p>110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50" calcext:value-type="float">
            <text:p>2,15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1223" calcext:value-type="float">
            <text:p>1,2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8" calcext:value-type="float">
            <text:p>48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21" calcext:value-type="float">
            <text:p>1,02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72" calcext:value-type="float">
            <text:p>172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6" calcext:value-type="float">
            <text:p>1,01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567" calcext:value-type="float">
            <text:p>56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" calcext:value-type="float">
            <text:p>5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29" calcext:value-type="float">
            <text:p>1,12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656" calcext:value-type="float">
            <text:p>6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3" calcext:value-type="float">
            <text:p>43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217" calcext:value-type="float">
            <text:p>10,217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1726" calcext:value-type="float">
            <text:p>1,726</text:p>
          </table:table-cell>
          <table:table-cell table:style-name="ce41" office:value-type="float" office:value="782" calcext:value-type="float">
            <text:p>782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4908" calcext:value-type="float">
            <text:p>4,908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240" calcext:value-type="float">
            <text:p>9,240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603" calcext:value-type="float">
            <text:p>603</text:p>
          </table:table-cell>
          <table:table-cell table:style-name="ce41" office:value-type="float" office:value="303" calcext:value-type="float">
            <text:p>303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2" calcext:value-type="float">
            <text:p>1,322</text:p>
          </table:table-cell>
          <table:table-cell table:style-name="ce41" office:value-type="float" office:value="4908" calcext:value-type="float">
            <text:p>4,90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977" calcext:value-type="float">
            <text:p>977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774" calcext:value-type="float">
            <text:p>4,77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825" calcext:value-type="float">
            <text:p>825</text:p>
          </table:table-cell>
          <table:table-cell table:style-name="ce42" office:value-type="float" office:value="375" calcext:value-type="float">
            <text:p>375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49" calcext:value-type="float">
            <text:p>4,349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601" calcext:value-type="float">
            <text:p>601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2268" calcext:value-type="float">
            <text:p>2,2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25" calcext:value-type="float">
            <text:p>425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443" calcext:value-type="float">
            <text:p>5,44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891" calcext:value-type="float">
            <text:p>4,891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2640" calcext:value-type="float">
            <text:p>2,64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552" calcext:value-type="float">
            <text:p>552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52" calcext:value-type="float">
            <text:p>2,55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00" calcext:value-type="float">
            <text:p>200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713" calcext:value-type="float">
            <text:p>7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27" calcext:value-type="float">
            <text:p>627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27" calcext:value-type="float">
            <text:p>1,2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329" calcext:value-type="float">
            <text:p>32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329" calcext:value-type="float">
            <text:p>32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25" calcext:value-type="float">
            <text:p>325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25" calcext:value-type="float">
            <text:p>1,3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5" calcext:value-type="float">
            <text:p>605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3" calcext:value-type="float">
            <text:p>1,0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384" calcext:value-type="float">
            <text:p>3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02" calcext:value-type="float">
            <text:p>302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55" calcext:value-type="float">
            <text:p>1,75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650" calcext:value-type="float">
            <text:p>1,65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670" calcext:value-type="float">
            <text:p>67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105" calcext:value-type="float">
            <text:p>105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05" calcext:value-type="float">
            <text:p>80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764" calcext:value-type="float">
            <text:p>764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41" calcext:value-type="float">
            <text:p>41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86" calcext:value-type="float">
            <text:p>88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64" calcext:value-type="float">
            <text:p>64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595" calcext:value-type="float">
            <text:p>3,59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1606" calcext:value-type="float">
            <text:p>1,606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654" calcext:value-type="float">
            <text:p><text:s text:c="7"/>－654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78" calcext:value-type="float">
            <text:p>1,278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48" calcext:value-type="float">
            <text:p>1,64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718" calcext:value-type="float">
            <text:p>7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370" calcext:value-type="float">
            <text:p><text:s text:c="7"/>－370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63" calcext:value-type="float">
            <text:p>1,66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47" calcext:value-type="float">
            <text:p>1,94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888" calcext:value-type="float">
            <text:p>8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84" calcext:value-type="float">
            <text:p><text:s text:c="7"/>－284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81" calcext:value-type="float">
            <text:p>1,58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502" calcext:value-type="float">
            <text:p>50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586" calcext:value-type="float">
            <text:p>5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44" calcext:value-type="float">
            <text:p><text:s text:c="7"/>－144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5" calcext:value-type="float">
            <text:p>67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1" calcext:value-type="float">
            <text:p>80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255" calcext:value-type="float">
            <text:p>2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6" calcext:value-type="float">
            <text:p><text:s text:c="7"/>－126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06" calcext:value-type="float">
            <text:p>90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4" calcext:value-type="float">
            <text:p>92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58" calcext:value-type="float">
            <text:p>25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331" calcext:value-type="float">
            <text:p>33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8" calcext:value-type="float">
            <text:p><text:s text:c="7"/>－18</text:p>
          </table:table-cell>
          <table:table-cell table:style-name="ce7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56" calcext:value-type="float">
            <text:p>1,85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10" calcext:value-type="float">
            <text:p>210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1" calcext:value-type="float">
            <text:p>2,011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86" calcext:value-type="float">
            <text:p>286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55" calcext:value-type="float">
            <text:p><text:s text:c="7"/>－155</text:p>
          </table:table-cell>
          <table:table-cell table:style-name="ce74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3" calcext:value-type="float">
            <text:p>13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67" calcext:value-type="float">
            <text:p>96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317" calcext:value-type="float">
            <text:p>3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9" calcext:value-type="float">
            <text:p><text:s text:c="7"/>－69</text:p>
          </table:table-cell>
          <table:table-cell table:style-name="ce7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58" calcext:value-type="float">
            <text:p>95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4" calcext:value-type="float">
            <text:p>1,04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358" calcext:value-type="float">
            <text:p>35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86" calcext:value-type="float">
            <text:p><text:s text:c="7"/>－86</text:p>
          </table:table-cell>
          <table:table-cell table:style-name="ce74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394" calcext:value-type="float">
            <text:p>39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16" calcext:value-type="float">
            <text:p><text:s text:c="7"/>－216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186" calcext:value-type="float">
            <text:p>1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8" calcext:value-type="float">
            <text:p><text:s text:c="7"/>－128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208" calcext:value-type="float">
            <text:p>20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3" calcext:value-type="float">
            <text:p>87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208" calcext:value-type="float">
            <text:p>2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8" calcext:value-type="float">
            <text:p><text:s text:c="7"/>－88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579" calcext:value-type="float">
            <text:p>5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7" calcext:value-type="float">
            <text:p>2,957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369" calcext:value-type="float">
            <text:p><text:s text:c="7"/>－369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23" calcext:value-type="float">
            <text:p>1,22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5" calcext:value-type="float">
            <text:p>1,4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596" calcext:value-type="float">
            <text:p>5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192" calcext:value-type="float">
            <text:p><text:s text:c="7"/>－192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65" calcext:value-type="float">
            <text:p>1,3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632" calcext:value-type="float">
            <text:p>632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2" calcext:value-type="float">
            <text:p>1,542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424" calcext:value-type="float">
            <text:p>4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632" calcext:value-type="float">
            <text:p>63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77" calcext:value-type="float">
            <text:p><text:s text:c="7"/>－177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8" calcext:value-type="float">
            <text:p>1,01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76" calcext:value-type="float">
            <text:p><text:s text:c="7"/>－76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40" calcext:value-type="float">
            <text:p>1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140" calcext:value-type="float">
            <text:p>1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8" calcext:value-type="float">
            <text:p><text:s text:c="7"/>－48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17" calcext:value-type="float">
            <text:p>51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5" calcext:value-type="float">
            <text:p>54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89" calcext:value-type="float">
            <text:p>18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8" calcext:value-type="float">
            <text:p><text:s text:c="7"/>－28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30" calcext:value-type="float">
            <text:p>1,93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26" calcext:value-type="float">
            <text:p><text:s text:c="7"/>－126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54" calcext:value-type="float">
            <text:p>85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" calcext:value-type="float">
            <text:p>183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3" calcext:value-type="float">
            <text:p>89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469" calcext:value-type="float">
            <text:p>46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9" calcext:value-type="float">
            <text:p><text:s text:c="7"/>－39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50" calcext:value-type="float">
            <text:p>95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7" calcext:value-type="float">
            <text:p>1,0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552" calcext:value-type="float">
            <text:p>5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87" calcext:value-type="float">
            <text:p><text:s text:c="7"/>－87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07" calcext:value-type="float">
            <text:p>1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4" calcext:value-type="float">
            <text:p>84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0" calcext:value-type="float">
            <text:p>50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06" calcext:value-type="float">
            <text:p>20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8" calcext:value-type="float">
            <text:p>3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4" calcext:value-type="float">
            <text:p>34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02" calcext:value-type="float">
            <text:p>2,00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949" calcext:value-type="float">
            <text:p>94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949" calcext:value-type="float">
            <text:p>9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6" calcext:value-type="float">
            <text:p><text:s text:c="7"/>－36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44" calcext:value-type="float">
            <text:p>944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71" calcext:value-type="float">
            <text:p>97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445" calcext:value-type="float">
            <text:p>4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7" calcext:value-type="float">
            <text:p><text:s text:c="7"/>－27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8" calcext:value-type="float">
            <text:p>1,05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25" calcext:value-type="float">
            <text:p>225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04" calcext:value-type="float">
            <text:p>50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7" calcext:value-type="float">
            <text:p>1,067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6" calcext:value-type="float">
            <text:p>136</text:p>
          </table:table-cell>
          <table:table-cell table:style-name="ce43" office:value-type="float" office:value="504" calcext:value-type="float">
            <text:p>50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" calcext:value-type="float">
            <text:p><text:s text:c="7"/>－9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52" calcext:value-type="float">
            <text:p>2,15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2" calcext:value-type="float">
            <text:p>702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220" calcext:value-type="float">
            <text:p>2,22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861" calcext:value-type="float">
            <text:p>86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68" office:value-type="float" office:value="-68" calcext:value-type="float">
            <text:p><text:s text:c="7"/>－68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51" calcext:value-type="float">
            <text:p>51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00" calcext:value-type="float">
            <text:p>1,10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9" calcext:value-type="float">
            <text:p>1,21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119" calcext:value-type="float">
            <text:p><text:s text:c="7"/>－119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331" calcext:value-type="float">
            <text:p>33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" calcext:value-type="float">
            <text:p><text:s text:c="7"/>－9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7" calcext:value-type="float">
            <text:p>55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3" calcext:value-type="float">
            <text:p>253</text:p>
          </table:table-cell>
          <table:table-cell table:style-name="ce42" office:value-type="float" office:value="150" calcext:value-type="float">
            <text:p>1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0" calcext:value-type="float">
            <text:p><text:s text:c="7"/>－20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64" calcext:value-type="float">
            <text:p>66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181" calcext:value-type="float">
            <text:p>18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53" calcext:value-type="float">
            <text:p>6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181" calcext:value-type="float">
            <text:p>1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4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323" calcext:value-type="float">
            <text:p>32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90" calcext:value-type="float">
            <text:p>19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97" calcext:value-type="float">
            <text:p>49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90" calcext:value-type="float">
            <text:p>19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0" office:value-type="float" office:value="629" calcext:value-type="float">
            <text:p>629</text:p>
          </table:table-cell>
          <table:table-cell table:style-name="ce74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7" calcext:value-type="float">
            <text:p>60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38" calcext:value-type="float">
            <text:p>138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104" calcext:value-type="float">
            <text:p>10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1" office:value-type="float" office:value="323" calcext:value-type="float">
            <text:p>323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19" calcext:value-type="float">
            <text:p>51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33" calcext:value-type="float">
            <text:p>133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3" calcext:value-type="float">
            <text:p>21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2" table:style-name="ce40" office:value-type="float" office:value="11" calcext:value-type="float">
            <text:p>11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2" office:value-type="float" office:value="306" calcext:value-type="float">
            <text:p>306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54" calcext:value-type="float">
            <text:p>25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2" calcext:value-type="float">
            <text:p>43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4" calcext:value-type="float">
            <text:p>8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49" calcext:value-type="float">
            <text:p>549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35" calcext:value-type="float">
            <text:p>13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74" calcext:value-type="float">
            <text:p>274</text:p>
          </table:table-cell>
          <table:table-cell table:style-name="ce7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19" calcext:value-type="float">
            <text:p>1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" calcext:value-type="float">
            <text:p>19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75" calcext:value-type="float">
            <text:p>275</text:p>
          </table:table-cell>
          <table:table-cell table:style-name="ce7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9" calcext:value-type="float">
            <text:p>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0" calcext:value-type="float">
            <text:p>80</text:p>
          </table:table-cell>
          <table:table-cell table:style-name="ce74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9" calcext:value-type="float">
            <text:p>49</text:p>
          </table:table-cell>
          <table:table-cell table:style-name="ce74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1" calcext:value-type="float">
            <text:p>31</text:p>
          </table:table-cell>
          <table:table-cell table:style-name="ce74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71" office:value-type="string" calcext:value-type="string">
            <text:p>內政部戶政司 民國102年9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72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3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2.08.xls'#$''.$G$5]"/>
        <table:named-expression table:name="出生" table:base-cell-address="$遷徙.$A$1" table:expression="['file:///D:/123/c62/02%E6%80%A7%E6%AF%94%E4%BE%8B&amp;%E4%BA%BA%E5%8F%A3%E5%AF%86%E5%BA%A6-102.08.xls'#$''.$V$14:.$V$34]"/>
        <table:named-expression table:name="月底人口數" table:base-cell-address="$遷徙.$A$1" table:expression="['file:///D:/123/c62/02%E6%80%A7%E6%AF%94%E4%BE%8B&amp;%E4%BA%BA%E5%8F%A3%E5%AF%86%E5%BA%A6-102.08.xls'#$''.$AT$14:.$AU$34]"/>
        <table:named-expression table:name="死亡" table:base-cell-address="$遷徙.$A$1" table:expression="['file:///D:/123/c62/02%E6%80%A7%E6%AF%94%E4%BE%8B&amp;%E4%BA%BA%E5%8F%A3%E5%AF%86%E5%BA%A6-102.08.xls'#$''.$Y$14:.$Y$34]"/>
        <table:named-expression table:name="結婚" table:base-cell-address="$遷徙.$A$1" table:expression="['file:///D:/123/c62/02%E6%80%A7%E6%AF%94%E4%BE%8B&amp;%E4%BA%BA%E5%8F%A3%E5%AF%86%E5%BA%A6-102.08.xls'#$''.$L$14:.$L$34]"/>
        <table:named-expression table:name="鄰數戶數" table:base-cell-address="$遷徙.$A$1" table:expression="['file:///D:/123/c62/02%E6%80%A7%E6%AF%94%E4%BE%8B&amp;%E4%BA%BA%E5%8F%A3%E5%AF%86%E5%BA%A6-102.08.xls'#$''.$AQ$14:.$AR$34]"/>
        <table:named-expression table:name="離婚" table:base-cell-address="$遷徙.$A$1" table:expression="['file:///D:/123/c62/02%E6%80%A7%E6%AF%94%E4%BE%8B&amp;%E4%BA%BA%E5%8F%A3%E5%AF%86%E5%BA%A6-102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number:text>－  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3P1" style:volatile="true">
      <number:text>－   </number:text>
      <number:number number:decimal-places="0" loext:min-decimal-places="0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number:text>－     </number:text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34:46</meta:creation-date>
    <dc:creator>user</dc:creator>
    <dc:date>2013-09-06T09:21:00</dc:date>
    <meta:print-date>2013-09-06T09:18:21</meta:print-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